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Kalimati" svg:font-family="Kalimati"/>
    <style:font-face style:name="Kalimati1" svg:font-family="Kalimat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15d" officeooo:paragraph-rsid="0000815d"/>
    </style:style>
    <style:style style:name="T1" style:family="text">
      <style:text-properties officeooo:rsid="000277e0"/>
    </style:style>
    <style:style style:name="T2" style:family="text">
      <style:text-properties officeooo:rsid="0002ea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<text:span text:style-name="T1">odt</text:span> file with some simple content in it <text:span text:style-name="T1">to test </text:span><text:span text:style-name="T2">OpenCloud</text:span><text:span text:style-name="T1"> serve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Kalimati" svg:font-family="Kalimati"/>
    <style:font-face style:name="Kalimati1" svg:font-family="Kalimat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ans CJK SC Regular" style:font-size-asian="10.5pt" style:language-asian="zh" style:country-asian="CN" style:font-name-complex="Kalimati1" style:font-size-complex="12pt" style:language-complex="ne" style:country-complex="NP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U" style:letter-kerning="true" style:font-name-asian="Noto Sans CJK SC Regular" style:font-size-asian="10.5pt" style:language-asian="zh" style:country-asian="CN" style:font-name-complex="Kalimati1" style:font-size-complex="12pt" style:language-complex="ne" style:country-complex="NP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Kalimati1" style:font-family-complex="Kalimati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Kalimati" style:font-family-complex="Kalimati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Kalimati" style:font-family-complex="Kalimat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alimati" style:font-family-complex="Kalimati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tur Neumann</meta:initial-creator>
    <meta:creation-date>2018-10-24T12:35:18.540532496</meta:creation-date>
    <dc:date>2025-01-22T09:18:09.183395272</dc:date>
    <meta:editing-duration>PT1M22S</meta:editing-duration>
    <meta:editing-cycles>3</meta:editing-cycles>
    <meta:generator>LibreOffice/24.2.2.2$MacOSX_AARCH64 LibreOffice_project/d56cc158d8a96260b836f100ef4b4ef25d6f1a01</meta:generator>
    <meta:document-statistic meta:table-count="0" meta:image-count="0" meta:object-count="0" meta:page-count="1" meta:paragraph-count="1" meta:word-count="13" meta:character-count="66" meta:non-whitespace-character-count="54"/>
  </office:meta>
</office:document-meta>
</file>